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129f" officeooo:paragraph-rsid="0008129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129f" officeooo:paragraph-rsid="000e71a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9e14b" officeooo:paragraph-rsid="0009e14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129f" officeooo:paragraph-rsid="0008129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8129f" officeooo:paragraph-rsid="0008129f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9e14b" officeooo:paragraph-rsid="000a4dcd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c4903" officeooo:paragraph-rsid="000c4903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rsid="000e71a7" officeooo:paragraph-rsid="000e71a7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officeooo:rsid="000efd7f" officeooo:paragraph-rsid="000efd7f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bold" officeooo:rsid="000ab0d5" officeooo:paragraph-rsid="000ab0d5" style:font-size-asian="10.5pt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bold" officeooo:rsid="000ad529" officeooo:paragraph-rsid="000ad529" style:font-size-asian="10.5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bold" officeooo:rsid="000c4903" officeooo:paragraph-rsid="000c4903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08129f" officeooo:paragraph-rsid="0008129f" style:font-size-asian="10.5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officeooo:rsid="000efd7f" officeooo:paragraph-rsid="000efd7f" style:font-size-asian="10.5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0c4903" officeooo:paragraph-rsid="000c4903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0e71a7" officeooo:paragraph-rsid="000e71a7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0efd7f" officeooo:paragraph-rsid="000efd7f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4dcd"/>
    </style:style>
    <style:style style:name="T4" style:family="text">
      <style:text-properties style:text-underline-style="none" fo:font-weight="bold" officeooo:rsid="000a4dc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9e14b" style:font-weight-asian="normal" style:font-weight-complex="normal"/>
    </style:style>
    <style:style style:name="T7" style:family="text">
      <style:text-properties style:text-underline-style="none" officeooo:rsid="000c4903"/>
    </style:style>
    <style:style style:name="T8" style:family="text">
      <style:text-properties fo:font-size="12pt" fo:font-style="normal" style:text-underline-style="none" fo:font-weight="normal" officeooo:rsid="000cba1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e71a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bold" officeooo:rsid="000e71a7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italic" fo:font-weight="bold" officeooo:rsid="000c4903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style:text-underline-style="none" fo:font-weight="bold" officeooo:rsid="000cba16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cba1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officeooo:rsid="000e71a7"/>
    </style:style>
    <style:style style:name="T17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efd7f"/>
    </style:style>
    <style:style style:name="T20" style:family="text">
      <style:text-properties officeooo:rsid="001096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tting up Ubuntu</text:p>
      <text:list xml:id="list177249713" text:style-name="L3">
        <text:list-item>
          <text:p text:style-name="P6"><text:span text:style-name="T3">In terminal, run: </text:span><text:span text:style-name="T4">sudo apt-get update</text:span></text:p>
        </text:list-item>
        <text:list-item>
          <text:p text:style-name="P10"><text:span text:style-name="T3">s</text:span><text:span text:style-name="T2">udo apt-get upgrade</text:span></text:p>
        </text:list-item>
        <text:list-item>
          <text:p text:style-name="P11"><text:span text:style-name="T2">sudo apt-get install build-essential dkms</text:span></text:p>
        </text:list-item>
        <text:list-item>
          <text:p text:style-name="P11"><text:span text:style-name="T2">sudo apt-get install gcc</text:span></text:p>
        </text:list-item>
        <text:list-item>
          <text:p text:style-name="P12"><text:span text:style-name="T2">sudo apt-get install python3</text:span></text:p>
        </text:list-item>
        <text:list-item>
          <text:p text:style-name="P10"><text:span text:style-name="T5">Install anaconda from: </text:span><text:a xlink:type="simple" xlink:href="https://www.anaconda.com/products/individual#linux" text:style-name="Internet_20_link" text:visited-style-name="Visited_20_Internet_20_Link">https://www.anaconda.com/products/individual#linux</text:a><text:span text:style-name="T6"> </text:span></text:p>
        </text:list-item>
        <text:list-item>
          <text:p text:style-name="P10"><text:span text:style-name="T6">r</text:span><text:span text:style-name="T5">un: </text:span><text:span text:style-name="T7">cd Downloads</text:span></text:p>
        </text:list-item>
        <text:list-item>
          <text:p text:style-name="P12"><text:span text:style-name="T2">bash Anaconda3-2021.05-Linux-x86_64.sh</text:span></text:p>
        </text:list-item>
        <text:list-item>
          <text:p text:style-name="P7"><text:span text:style-name="T2">close and re-open terminal</text:span></text:p>
        </text:list-item>
        <text:list-item>
          <text:p text:style-name="P12"><text:span text:style-name="T2">conda create --name myenv</text:span></text:p>
        </text:list-item>
        <text:list-item>
          <text:p text:style-name="P15"><text:span text:style-name="T13">power off the machine</text:span></text:p>
          <text:p text:style-name="P15"><text:span text:style-name="T13"/></text:p>
        </text:list-item>
        <text:list-item>
          <text:p text:style-name="P15"><text:span text:style-name="T2">**For testing on Virtual Machines**</text:span><text:span text:style-name="T13"> go to the settings of the Ubuntu machine</text:span></text:p>
        </text:list-item>
        <text:list-item>
          <text:p text:style-name="P15"><text:span text:style-name="T2">**For testing on Virtual Machines** </text:span><text:span text:style-name="T13">In the USB tab, enable USB 3.0 &amp; add a webcam (if using a USB webcam)</text:span></text:p>
        </text:list-item>
        <text:list-item>
          <text:p text:style-name="P15"><text:span text:style-name="T2">**For testing on Virtual Machines** </text:span><text:span text:style-name="T13">download the Extension pack from: </text:span><text:a xlink:type="simple" xlink:href="https://www.virtualbox.org/wiki/Downloads" text:style-name="Internet_20_link" text:visited-style-name="Visited_20_Internet_20_Link">https://www.virtualbox.org/wiki/Downloads</text:a><text:span text:style-name="T13"> </text:span></text:p>
          <text:p text:style-name="P15"><text:span text:style-name="T13">or find your version in here </text:span><text:a xlink:type="simple" xlink:href="https://www.virtualbox.org/wiki/Download_Old_Builds" text:style-name="Internet_20_link" text:visited-style-name="Visited_20_Internet_20_Link">https://www.virtualbox.org/wiki/Download_Old_Builds</text:a><text:span text:style-name="T13"> for older versions</text:span></text:p>
        </text:list-item>
        <text:list-item>
          <text:p text:style-name="P15"><text:span text:style-name="T2">**For testing on Virtual Machines** </text:span><text:span text:style-name="T13">run the </text:span><text:span text:style-name="T14">extension pack</text:span></text:p>
          <text:p text:style-name="P15"><text:span text:style-name="T14"/></text:p>
        </text:list-item>
        <text:list-item>
          <text:p text:style-name="Standard"><text:span text:style-name="T12"><text:s/></text:span><text:span text:style-name="T8">Run the machine (</text:span><text:span text:style-name="T10">VM:</text:span><text:span text:style-name="T9"> </text:span><text:span text:style-name="T8">if the auto-resize display doesn’t work, you can change the Graphics Controller in the Display settings and it should work)</text:span></text:p>
        </text:list-item>
        <text:list-item>
          <text:p text:style-name="P16"><text:span text:style-name="T13">In terminal, run: </text:span><text:span text:style-name="T15">conda activate myenv</text:span></text:p>
        </text:list-item>
        <text:list-item>
          <text:p text:style-name="P16"><text:span text:style-name="T15">conda install </text:span><text:span text:style-name="T17">-c conda-forge opencv</text:span></text:p>
        </text:list-item>
        <text:list-item>
          <text:p text:style-name="P17"><text:span text:style-name="T17">pip install opencv-python</text:span></text:p>
        </text:list-item>
        <text:list-item>
          <text:p text:style-name="P16"><text:span text:style-name="T17">conda install -c anaconda pyaudio</text:span></text:p>
        </text:list-item>
        <text:list-item>
          <text:p text:style-name="P16"><text:span text:style-name="T17">sudo apt-get install cmake</text:span></text:p>
        </text:list-item>
        <text:list-item>
          <text:p text:style-name="P16"><text:span text:style-name="T17">sudo apt-get install ffmpeg</text:span></text:p>
        </text:list-item>
        <text:list-item>
          <text:p text:style-name="P17"><text:span text:style-name="T17">sudo apt-get update </text:span><text:span text:style-name="T18">(again)</text:span></text:p>
        </text:list-item>
        <text:list-item>
          <text:p text:style-name="P17"><text:span text:style-name="T17">reboot</text:span></text:p>
          <text:p text:style-name="P16"><text:span text:style-name="T17"/></text:p>
        </text:list-item>
      </text:list>
      <text:p text:style-name="P2">Running <text:span text:style-name="T16">the Webcam script</text:span></text:p>
      <text:list xml:id="list2199362562" text:style-name="L4">
        <text:list-item>
          <text:p text:style-name="P8">Save the code to a file called “<text:span text:style-name="T19">AVRecorder.py”</text:span></text:p>
        </text:list-item>
        <text:list-item>
          <text:p text:style-name="P9">Navigate to the file location in the terminal</text:p>
        </text:list-item>
        <text:list-item>
          <text:p text:style-name="P14">python3 AVRecorder.py</text:p>
        </text:list-item>
      </text:list>
      <text:p text:style-name="P1">Setting up srsLTE</text:p>
      <text:list xml:id="list2881163724" text:style-name="L1">
        <text:list-item>
          <text:p text:style-name="P13">sudo add-apt-repository ppa:srs<text:span text:style-name="T20">lte</text:span>/releases</text:p>
        </text:list-item>
        <text:list-item>
          <text:p text:style-name="P13">sudo apt-get update</text:p>
        </text:list-item>
        <text:list-item>
          <text:p text:style-name="P13">sudo apt-get install srslte -y</text:p>
        </text:list-item>
      </text:list>
      <text:p text:style-name="P4"/>
      <text:p text:style-name="P1">Running srsLTE</text:p>
      <text:list xml:id="list1772432752" text:style-name="L2">
        <text:list-item>
          <text:p text:style-name="P5"><text:span text:style-name="T1">On machine 1</text:span>, run: <text:span text:style-name="T1">sudo srsepc</text:span></text:p>
        </text:list-item>
        <text:list-item>
          <text:p text:style-name="P5"><text:span text:style-name="T1">Also on machine 1</text:span>, in a different terminal run: <text:span text:style-name="T1">sudo srsenb</text:span></text:p>
        </text:list-item>
        <text:list-item>
          <text:p text:style-name="P5"><text:span text:style-name="T1">On machine 2</text:span>, run: <text:span text:style-name="T1">sudo srsu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09:57:59.003000000</meta:creation-date>
    <dc:date>2021-05-24T12:16:47.940000000</dc:date>
    <meta:editing-duration>PT6M6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8" meta:word-count="261" meta:character-count="1639" meta:non-whitespace-character-count="1447"/>
  </office:meta>
</office:document-meta>
</file>